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paragraph-properties fo:margin-left="0cm" fo:margin-right="0cm" fo:margin-top="0cm" fo:margin-bottom="0.247cm" style:contextual-spacing="false" fo:text-indent="0cm" style:auto-text-indent="false"/>
    </style:style>
    <style:style style:name="P2" style:family="paragraph" style:parent-style-name="Heading_20_4">
      <style:paragraph-properties fo:margin-left="0cm" fo:margin-right="0cm" fo:margin-top="0cm" fo:margin-bottom="0.247cm" style:contextual-spacing="false" fo:text-indent="0cm" style:auto-text-indent="false"/>
    </style:style>
    <style:style style:name="P3" style:family="paragraph" style:parent-style-name="Quotations">
      <style:paragraph-properties fo:margin-left="1cm" fo:margin-right="1cm" fo:margin-top="0cm" fo:margin-bottom="0.499cm" style:contextual-spacing="false" fo:text-indent="0cm" style:auto-text-indent="false"/>
    </style:style>
    <style:style style:name="P4" style:family="paragraph" style:parent-style-name="Text_20_body">
      <style:paragraph-properties fo:margin-left="0cm" fo:margin-right="0cm" fo:margin-top="0cm" fo:margin-bottom="0.247cm" style:contextual-spacing="false" fo:text-indent="0cm" style:auto-text-indent="false"/>
    </style:style>
    <style:style style:name="P5" style:family="paragraph" style:parent-style-name="Text_20_body" style:list-style-name="L1">
      <style:paragraph-properties fo:margin-left="0cm" fo:margin-right="0cm" fo:margin-top="0cm" fo:margin-bottom="0.247cm" style:contextual-spacing="false" fo:text-indent="0cm" style:auto-text-indent="false" fo:padding="0cm" fo:border="none"/>
    </style:style>
    <style:style style:name="P6" style:family="paragraph" style:parent-style-name="Text_20_body" style:list-style-name="L2">
      <style:paragraph-properties fo:margin-left="0cm" fo:margin-right="0cm" fo:margin-top="0cm" fo:margin-bottom="0.247cm" style:contextual-spacing="false" fo:text-indent="0cm" style:auto-text-indent="false" fo:padding="0cm" fo:border="none"/>
    </style:style>
    <style:style style:name="P7" style:family="paragraph" style:parent-style-name="Text_20_body" style:list-style-name="L3">
      <style:paragraph-properties fo:margin-left="0cm" fo:margin-right="0cm" fo:margin-top="0cm" fo:margin-bottom="0.247cm" style:contextual-spacing="false" fo:text-indent="0cm" style:auto-text-indent="false" fo:padding="0cm" fo:border="none"/>
    </style:style>
    <style:style style:name="P8" style:family="paragraph" style:parent-style-name="Text_20_body" style:list-style-name="L4">
      <style:paragraph-properties fo:margin-left="0cm" fo:margin-right="0cm" fo:margin-top="0cm" fo:margin-bottom="0.247cm" style:contextual-spacing="false" fo:text-indent="0cm" style:auto-text-indent="false" fo:padding="0cm" fo:border="none"/>
    </style:style>
    <style:style style:name="P9" style:family="paragraph" style:parent-style-name="Text_20_body" style:list-style-name="L5">
      <style:paragraph-properties fo:margin-left="0cm" fo:margin-right="0cm" fo:margin-top="0cm" fo:margin-bottom="0.247cm" style:contextual-spacing="false" fo:text-indent="0cm" style:auto-text-indent="false" fo:padding="0cm" fo:border="none"/>
    </style:style>
    <style:style style:name="P10" style:family="paragraph" style:parent-style-name="Text_20_body" style:list-style-name="L6">
      <style:paragraph-properties fo:margin-left="0cm" fo:margin-right="0cm" fo:margin-top="0cm" fo:margin-bottom="0.247cm" style:contextual-spacing="false" fo:text-indent="0cm" style:auto-text-indent="false" fo:padding="0cm" fo:border="none"/>
    </style:style>
    <style:style style:name="P11" style:family="paragraph" style:parent-style-name="Text_20_body" style:list-style-name="L7">
      <style:paragraph-properties fo:margin-left="0cm" fo:margin-right="0cm" fo:margin-top="0cm" fo:margin-bottom="0.247cm" style:contextual-spacing="false" fo:text-indent="0cm" style:auto-text-indent="false" fo:padding="0cm" fo:border="none"/>
    </style:style>
    <style:style style:name="P12" style:family="paragraph" style:parent-style-name="Text_20_body" style:list-style-name="L8">
      <style:paragraph-properties fo:margin-left="0cm" fo:margin-right="0cm" fo:margin-top="0cm" fo:margin-bottom="0.247cm" style:contextual-spacing="false" fo:text-indent="0cm" style:auto-text-indent="false" fo:padding="0cm" fo:border="none"/>
    </style:style>
    <style:style style:name="P13" style:family="paragraph" style:parent-style-name="Text_20_body" style:list-style-name="L9">
      <style:paragraph-properties fo:margin-left="0cm" fo:margin-right="0cm" fo:margin-top="0cm" fo:margin-bottom="0.247cm" style:contextual-spacing="false" fo:text-indent="0cm" style:auto-text-indent="false" fo:padding="0cm" fo:border="none"/>
    </style:style>
    <style:style style:name="P14" style:family="paragraph" style:parent-style-name="Text_20_body" style:list-style-name="L10">
      <style:paragraph-properties fo:margin-left="0cm" fo:margin-right="0cm" fo:margin-top="0cm" fo:margin-bottom="0.247cm" style:contextual-spacing="false" fo:text-indent="0cm" style:auto-text-indent="false" fo:padding="0cm" fo:border="none"/>
    </style:style>
    <style:style style:name="P15" style:family="paragraph" style:parent-style-name="Text_20_body" style:list-style-name="L11">
      <style:paragraph-properties fo:margin-left="0cm" fo:margin-right="0cm" fo:margin-top="0cm" fo:margin-bottom="0.247cm" style:contextual-spacing="false" fo:text-indent="0cm" style:auto-text-indent="false" fo:padding="0cm" fo:border="none"/>
    </style:style>
    <style:style style:name="P16" style:family="paragraph" style:parent-style-name="Text_20_body" style:list-style-name="L12">
      <style:paragraph-properties fo:margin-left="0cm" fo:margin-right="0cm" fo:margin-top="0cm" fo:margin-bottom="0.247cm" style:contextual-spacing="false" fo:text-indent="0cm" style:auto-text-indent="false" fo:padding="0cm" fo:border="none"/>
    </style:style>
    <style:style style:name="P17" style:family="paragraph" style:parent-style-name="Text_20_body" style:list-style-name="L13">
      <style:paragraph-properties fo:margin-left="0cm" fo:margin-right="0cm" fo:margin-top="0cm" fo:margin-bottom="0.247cm" style:contextual-spacing="false" fo:text-indent="0cm" style:auto-text-indent="false" fo:padding="0cm" fo:border="none"/>
    </style:style>
    <style:style style:name="P18" style:family="paragraph" style:parent-style-name="Text_20_body" style:list-style-name="L14">
      <style:paragraph-properties fo:margin-left="0cm" fo:margin-right="0cm" fo:margin-top="0cm" fo:margin-bottom="0.247cm" style:contextual-spacing="false" fo:text-indent="0cm" style:auto-text-indent="false" fo:padding="0cm" fo:border="none"/>
    </style:style>
    <style:style style:name="P19" style:family="paragraph" style:parent-style-name="Text_20_body" style:list-style-name="L15">
      <style:paragraph-properties fo:margin-left="0cm" fo:margin-right="0cm" fo:margin-top="0cm" fo:margin-bottom="0.247cm" style:contextual-spacing="false" fo:text-indent="0cm" style:auto-text-indent="false" fo:padding="0cm" fo:border="none"/>
    </style:style>
    <style:style style:name="P20" style:family="paragraph" style:parent-style-name="Text_20_body" style:list-style-name="L16">
      <style:paragraph-properties fo:margin-left="0cm" fo:margin-right="0cm" fo:margin-top="0cm" fo:margin-bottom="0.247cm" style:contextual-spacing="false" fo:text-indent="0cm" style:auto-text-indent="false" fo:padding="0cm" fo:border="non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1. Conceptos Previos</text:h>
      <text:p text:style-name="P4">Antes de conectar, visualicemos el flujo de electrones como si fuera agua en una tubería:</text:p>
      <text:list text:style-name="L9">
        <text:list-item>
          <text:p text:style-name="P13">Circuito Cerrado (ON): El camino es continuo sin interrupciones. Los electrones pueden salir del negativo, pasar por la bombilla y volver al positivo.</text:p>
          <text:list>
            <text:list-item>
              <text:p text:style-name="P13">Resultado: Hay corriente ($I &gt; 0$) y la bombilla se enciende.</text:p>
            </text:list-item>
          </text:list>
        </text:list-item>
        <text:list-item>
          <text:p text:style-name="P13">Circuito Abierto (OFF): El camino está cortado en algún punto. Aunque las baterías tengan energía, los electrones no pueden "saltar" el vacío.</text:p>
          <text:list>
            <text:list-item>
              <text:p text:style-name="P13">Resultado: No hay corriente ($I = 0$) y la bombilla se apaga.</text:p>
            </text:list-item>
          </text:list>
        </text:list-item>
      </text:list>
      <text:p text:style-name="Horizontal_20_Line"/>
      <text:h text:style-name="P1" text:outline-level="3">2. Materiales en Tinkercad</text:h>
      <text:p text:style-name="P4">Al diseño anterior de 2 baterías en serie, añade:</text:p>
      <text:list text:style-name="L10">
        <text:list-item>
          <text:p text:style-name="P14">1 Interruptor deslizante (Slide Switch).</text:p>
          <text:list>
            <text:list-item>
              <text:p text:style-name="P14">Nota: Este componente tiene 3 patitas (Terminal 1, Común, Terminal 2).</text:p>
            </text:list-item>
          </text:list>
        </text:list-item>
      </text:list>
      <text:p text:style-name="Horizontal_20_Line"/>
      <text:h text:style-name="P1" text:outline-level="3">3. Desarrollo Paso a Paso</text:h>
      <text:h text:style-name="P2" text:outline-level="4">Paso 1: Conexión de Baterías (Fuente de Energía)</text:h>
      <text:p text:style-name="P4">Mantenemos la conexión en serie para obtener 18V:</text:p>
      <text:list text:style-name="L11">
        <text:list-item>
          <text:p text:style-name="P15">Une el Negativo (-) de la Batería 1 con el Positivo (+) de la Batería 2.</text:p>
        </text:list-item>
        <text:list-item>
          <text:p text:style-name="P15">Ahora tienes un "bloque" de energía con dos extremos libres: el Positivo de la Batería 1 y el Negativo de la Batería 2.</text:p>
        </text:list-item>
      </text:list>
      <text:h text:style-name="P2" text:outline-level="4">Paso 2: Instalación del Interruptor (El control)</text:h>
      <text:p text:style-name="P4">Vamos a colocar el interruptor en el lado positivo para controlar el paso de la corriente antes de que llegue a la bombilla.</text:p>
      <text:list text:style-name="L12">
        <text:list-item>
          <text:p text:style-name="P16">Lleva un cable Rojo desde el Positivo libre de la Batería 1 hacia el Terminal 1 (izquierda) del Interruptor.</text:p>
        </text:list-item>
        <text:list-item>
          <text:p text:style-name="P16">Lleva un cable Rojo desde el Común (la patita del medio) del Interruptor hacia un terminal de la Bombilla.</text:p>
        </text:list-item>
      </text:list>
      <text:p text:style-name="P3">¿Qué acabamos de hacer? Hemos obligado a la electricidad a pasar por dentro del interruptor. Si la palanca conecta el "Terminal 1" con el "Común", la electricidad pasa. Si la mueve al otro lado, se corta.</text:p>
      <text:h text:style-name="P2" text:outline-level="4">Paso 3: Cerrar el Retorno (Tierra)</text:h>
      <text:p text:style-name="P4">Para que el circuito funcione, la electricidad debe volver a la batería.</text:p>
      <text:list text:style-name="L13">
        <text:list-item>
          <text:p text:style-name="P17">Lleva un cable Negro desde el otro terminal de la Bombilla hacia el Negativo libre de la Batería 2.</text:p>
        </text:list-item>
      </text:list>
      <text:h text:style-name="P2" text:outline-level="4"><text:soft-page-break/>Paso 4: Colocación del Polímetro (El testigo)</text:h>
      <text:p text:style-name="P4">Queremos ver si llega voltaje a la bombilla.</text:p>
      <text:list text:style-name="L14">
        <text:list-item>
          <text:p text:style-name="P18">Conecta el cable Rojo del Polímetro al terminal de entrada de la bombilla (donde llega el cable del interruptor).</text:p>
        </text:list-item>
        <text:list-item>
          <text:p text:style-name="P18">Conecta el cable Negro del Polímetro al terminal de salida de la bombilla (donde sale el cable negro).</text:p>
        </text:list-item>
      </text:list>
      <text:p text:style-name="Horizontal_20_Line"/>
      <text:h text:style-name="P1" text:outline-level="3">4. Simulación y Análisis</text:h>
      <text:p text:style-name="P4">Dale al botón "Iniciar simulación".</text:p>
      <text:h text:style-name="P2" text:outline-level="4">Estado A: Circuito Cerrado (ON)</text:h>
      <text:p text:style-name="P4">Haz clic en el interruptor para mover la palanca hacia la izquierda (hacia el Terminal 1).</text:p>
      <text:list text:style-name="L15">
        <text:list-item>
          <text:p text:style-name="P19">Físicamente: Una placa de metal interna une los cables. El camino está completo.</text:p>
        </text:list-item>
        <text:list-item>
          <text:p text:style-name="P19">Observación: La bombilla brilla intensamente.</text:p>
        </text:list-item>
        <text:list-item>
          <text:p text:style-name="P19">Polímetro: Marcará aprox. 18.0 V.</text:p>
        </text:list-item>
        <text:list-item>
          <text:p text:style-name="P19">Conclusión: La diferencia de potencial llega a la carga.</text:p>
        </text:list-item>
      </text:list>
      <text:h text:style-name="P2" text:outline-level="4">Estado B: Circuito Abierto (OFF)</text:h>
      <text:p text:style-name="P4">Haz clic en el interruptor para mover la palanca hacia la derecha.</text:p>
      <text:list text:style-name="L16">
        <text:list-item>
          <text:p text:style-name="P20">Físicamente: La pieza de metal interna se mueve y deja un hueco de aire entre el Terminal 1 y el Común. El camino está roto.</text:p>
        </text:list-item>
        <text:list-item>
          <text:p text:style-name="P20">Observación: La bombilla se apaga instantáneamente.</text:p>
        </text:list-item>
        <text:list-item>
          <text:p text:style-name="P20">Polímetro: Marcará 0.0 V (o mV residuales).</text:p>
        </text:list-item>
        <text:list-item>
          <text:p text:style-name="P20">Conclusión: Aunque las baterías siguen teniendo 18V, al estar el camino roto, la diferencia de potencial en la bombilla desaparece.</text:p>
        </text:list-item>
      </text:list>
      <text:p text:style-name="Text_20_body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1" style:font-family-complex="'Noto Sans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1" style:font-family-complex="'Noto Sans'" style:font-family-generic-complex="system" style:font-pitch-complex="variable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11T11:08:34.641500389</meta:creation-date>
    <dc:date>2025-12-11T11:25:13.949677066</dc:date>
    <meta:editing-duration>PT16M39S</meta:editing-duration>
    <meta:editing-cycles>2</meta:editing-cycles>
    <meta:generator>LibreOffice/24.2.2.2$Linux_X86_64 LibreOffice_project/d56cc158d8a96260b836f100ef4b4ef25d6f1a01</meta:generator>
    <meta:print-date>2025-12-11T11:09:49.793293239</meta:print-date>
    <meta:printed-by>Archivos PDF</meta:printed-by>
    <meta:document-statistic meta:table-count="0" meta:image-count="0" meta:object-count="0" meta:page-count="2" meta:paragraph-count="41" meta:word-count="526" meta:character-count="2989" meta:non-whitespace-character-count="2525"/>
  </office:meta>
</office:document-meta>
</file>